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bg" fo:country="BG" officeooo:rsid="000dbba4" officeooo:paragraph-rsid="000dbba4"/>
    </style:style>
    <style:style style:name="P2" style:family="paragraph" style:parent-style-name="Standard">
      <style:text-properties fo:language="bg" fo:country="BG" officeooo:rsid="000f285a" officeooo:paragraph-rsid="000f285a"/>
    </style:style>
    <style:style style:name="P3" style:family="paragraph" style:parent-style-name="Standard">
      <style:text-properties fo:language="bg" fo:country="BG" officeooo:rsid="0010b514" officeooo:paragraph-rsid="0010b514"/>
    </style:style>
    <style:style style:name="P4" style:family="paragraph" style:parent-style-name="Standard">
      <style:paragraph-properties fo:text-align="end" style:justify-single-word="false"/>
      <style:text-properties fo:language="bg" fo:country="BG" officeooo:rsid="0010b514" officeooo:paragraph-rsid="0010b514"/>
    </style:style>
    <style:style style:name="P5" style:family="paragraph" style:parent-style-name="Standard">
      <style:paragraph-properties fo:text-align="center" style:justify-single-word="false"/>
      <style:text-properties fo:font-size="14pt" fo:language="bg" fo:country="BG" officeooo:rsid="000dbba4" officeooo:paragraph-rsid="000dbba4" style:font-size-asian="14pt" style:font-size-complex="14pt"/>
    </style:style>
    <style:style style:name="T1" style:family="text">
      <style:text-properties officeooo:rsid="0010b5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Предложение за действие на служителите на „Оперативна дежурна“ при получаване на сигнал „системата спря да функционира“.</text:p>
      <text:p text:style-name="P1"/>
      <text:p text:style-name="P2">1. При получаване на сигнал „системата спря да функционира“, оперативния дежурен <text:span text:style-name="T1">проверява дали след този сигнал са се получили поне по един сигнал за отваряне и затваряне от същото предавателно устройство.</text:span></text:p>
      <text:p text:style-name="P3">2. При липса на такива сигнали се изпраща реагиращ екип за проверка на обекта, без да се уведомява МОЛ.</text:p>
      <text:p text:style-name="P3">3. Полученият сигнал се записва в журнала за последваща обработка и анализиране от служителите на отдел „Информационен“.</text:p>
      <text:p text:style-name="P3"/>
      <text:p text:style-name="P3"/>
      <text:p text:style-name="P4">08.11.2024г.</text:p>
      <text:p text:style-name="P4">гр. Варна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bg" fo:country="BG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bg" fo:country="BG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11-11T19:36:45.375000000</meta:creation-date>
    <dc:date>2024-11-11T20:02:51.306000000</dc:date>
    <meta:editing-duration>PT5M45S</meta:editing-duration>
    <meta:editing-cycles>1</meta:editing-cycles>
    <meta:document-statistic meta:table-count="0" meta:image-count="0" meta:object-count="0" meta:page-count="1" meta:paragraph-count="6" meta:word-count="86" meta:character-count="570" meta:non-whitespace-character-count="490"/>
    <meta:generator>LibreOffice/6.4.2.2$Windows_X86_64 LibreOffice_project/4e471d8c02c9c90f512f7f9ead8875b57fcb1ec3</meta:generator>
  </office:meta>
</office:document-meta>
</file>